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TA-25Mini CI Mini stereo amplifier with Limiter</text:span></text:p>
      <text:p text:style-name="Text_20_body">The TA-25Mini is an efficient, cost-effective choice for home and commercial installations in restaurants, pubs, shops, conferencing rooms, fitness clubs for background music playback. It is ideal for simple installations or as a part of big installations.</text:p>
      <text:p text:style-name="Standard"/>
      <text:p text:style-name="Standard"/>
      <text:p text:style-name="Text_20_body">The TA-25 Mini utilizes advanced materials, state of the art engineering and innovate design by an international team of professional designers.<text:line-break/>It delivers pure and distortion-limited power as well as rich sound performance with stunning accuracy, soundstage and sensational dynamics.</text:p>
      <text:p text:style-name="Text_20_body"><text:span text:style-name="Strong_20_Emphasis">Features</text:span></text:p>
      <text:list xml:id="list2845179316524654315" text:style-name="L1">
        <text:list-item>
          <text:p text:style-name="P3">Easy placement thanks to small dimensions and weight; </text:p>
        </text:list-item>
        <text:list-item>
          <text:p text:style-name="P3">Low working temperature (Class D amp) and external power supply allows for placement in closed areas (for example in ceilings or walls); </text:p>
        </text:list-item>
        <text:list-item>
          <text:p text:style-name="P3">A single stereo input with 2 connection options (Unbalanced 3.5mm jack and balanced-pin screw terminal connectors); </text:p>
        </text:list-item>
        <text:list-item>
          <text:p text:style-name="P1">Limiter to prevent clipping of the power amplifier. </text:p>
        </text:list-item>
      </text:list>
      <text:p text:style-name="Text_20_body"><text:span text:style-name="Strong_20_Emphasis">Specification</text:span></text:p>
      <text:list xml:id="list2618344084954279438" text:style-name="L2">
        <text:list-item>
          <text:p text:style-name="P4">Power Output: 2 x 25W  8ohm, Class D </text:p>
        </text:list-item>
        <text:list-item>
          <text:p text:style-name="P4">THD: Less or equal 0.08% </text:p>
        </text:list-item>
        <text:list-item>
          <text:p text:style-name="P4">Signal/Noise ratio: =&gt;90dB </text:p>
        </text:list-item>
        <text:list-item>
          <text:p text:style-name="P4">Frequency Response: 30Hz – 18kHz </text:p>
        </text:list-item>
        <text:list-item>
          <text:p text:style-name="P4">Inputs: Stereo input </text:p>
          <text:list>
            <text:list-item>
              <text:p text:style-name="P4"> Unbalanced 3.5 mm AUX (47KΩ/1V) </text:p>
            </text:list-item>
            <text:list-item>
              <text:p text:style-name="P4"> Balanced – pin screw terminal connectors; </text:p>
            </text:list-item>
          </text:list>
        </text:list-item>
        <text:list-item>
          <text:p text:style-name="P4">Microphone Input: Sensitivity 7mV ; THD 1% ; Frequency resp. 200Hz – 15kHz (+/-3dB) </text:p>
        </text:list-item>
        <text:list-item>
          <text:p text:style-name="P4">AC Power, Power Consumption: DC 24V, max. 60W </text:p>
        </text:list-item>
        <text:list-item>
          <text:p text:style-name="P4">Dimensions (H x W x D): 3.2 x 15.8 x 11 cm </text:p>
        </text:list-item>
        <text:list-item>
          <text:p text:style-name="P2">Weight (net): 0.42 kg / pc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1$Win32 OpenOffice.org_project/411m6$Build-9775</meta:generator>
    <dc:date>2018-01-31T10:23:03.37</dc:date>
    <meta:document-statistic meta:table-count="0" meta:image-count="0" meta:object-count="0" meta:page-count="1" meta:paragraph-count="20" meta:word-count="230" meta:character-count="1403"/>
    <dc:creator>Marti </dc:creator>
    <meta:user-defined meta:name="Info 1"/>
    <meta:user-defined meta:name="Info 2"/>
    <meta:user-defined meta:name="Info 3"/>
    <meta:user-defined meta:name="Info 4"/>
  </office:meta>
</office:document-meta>
</file>